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2-06-09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2-03-1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1-12-1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1-10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1-06-0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1-03-2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0-12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0-09-2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0-06-2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20-03-1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9-12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9-09-1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9-06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9-03-2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8-12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8-09-1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8-06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8-03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7-12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7-09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7-06-2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7-03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3-08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3-03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2-07-3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2-03-0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1-08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1-02-2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10-08-2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7-09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7-08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6-08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6-06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4-08-03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4-05-0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4-02-1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3-11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3-08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3-05-0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3-02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2-11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2-08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2-04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2-02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1-10-2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1-08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1-05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1-02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0-11-2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0-08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2000-02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9-1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9-08-09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9-05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9-02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8-11-0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8-08-0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8-05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8-02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7-11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7-08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7-05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7-02-1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6-11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6-05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6-02-0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5-11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5-08-01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5-05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4-11-09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4-05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4-02-0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3-11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3-08-0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3-05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3-02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2-11-05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2-08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2-05-0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2-02-0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1-11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1-07-03 0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1-03-2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1-01-1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0-10-1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0-07-1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7304" calcext:value-type="float">
            <text:p>57.6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0584" calcext:value-type="float">
            <text:p>57.2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4928" calcext:value-type="float">
            <text:p>56.9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8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7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7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7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735</text:p>
          </table:table-cell>
          <table:table-cell office:value-type="string" calcext:value-type="string">
            <text:p>197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